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fill-color="#000000" draw:textarea-horizontal-align="justify" draw:textarea-vertical-align="middle" draw:auto-grow-height="false" fo:min-height="1.001cm" fo:min-width="0.686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fill-color="#000000" draw:textarea-horizontal-align="justify" draw:textarea-vertical-align="middle" draw:auto-grow-height="false" fo:min-height="1.001cm" fo:min-width="0.68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fill-color="#000000" draw:textarea-horizontal-align="justify" draw:textarea-vertical-align="middle" draw:auto-grow-height="false" fo:min-height="1cm" fo:min-width="0.685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fill-color="#000000" draw:textarea-horizontal-align="justify" draw:textarea-vertical-align="middle" draw:auto-grow-height="false" fo:min-height="4.559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2.36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fill-color="#000000" draw:textarea-horizontal-align="justify" draw:textarea-vertical-align="middle" draw:auto-grow-height="false" fo:min-height="1.002cm" fo:min-width="0.686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fill-color="#000000" draw:textarea-horizontal-align="justify" draw:textarea-vertical-align="middle" draw:auto-grow-height="false" fo:min-height="1.002cm" fo:min-width="0.685cm" fo:padding-top="0.15cm" fo:padding-bottom="0.15cm" fo:padding-left="0.275cm" fo:padding-right="0.275cm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7cm" fo:min-width="13.9cm"/>
    </style:style>
    <style:style style:name="gr10" style:family="graphic" style:parent-style-name="standard">
      <style:graphic-properties draw:fill-color="#e6e6ff" draw:textarea-horizontal-align="justify" draw:textarea-vertical-align="middle" draw:auto-grow-height="false" fo:min-height="6.15cm" fo:min-width="2.15cm"/>
    </style:style>
    <style:style style:name="gr11" style:family="graphic" style:parent-style-name="standard">
      <style:graphic-properties draw:fill-color="#e6e6ff" draw:textarea-horizontal-align="justify" draw:textarea-vertical-align="middle" draw:auto-grow-height="false" fo:min-height="1.815cm" fo:min-width="3.795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1.05cm" fo:min-width="3.795cm"/>
    </style:style>
    <style:style style:name="gr13" style:family="graphic" style:parent-style-name="standard">
      <style:graphic-properties draw:fill-color="#e6e6ff" draw:textarea-horizontal-align="justify" draw:textarea-vertical-align="middle" draw:auto-grow-height="false" fo:min-height="0.965cm" fo:min-width="1.995cm"/>
    </style:style>
    <style:style style:name="gr14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4.828cm" fo:padding-top="0.15cm" fo:padding-bottom="0.15cm" fo:padding-left="0.275cm" fo:padding-right="0.27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e6e6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36cm" svg:height="1.301cm" draw:transform="rotate (1.5707963267949) translate (6.862cm 7.7cm)">
          <text:p/>
          <draw:enhanced-geometry svg:viewBox="0 0 21600 21600" draw:mirror-horizontal="true" draw:type="block-arc" draw:modifiers="-179.900222726503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.235cm" svg:height="1.301cm" draw:transform="rotate (1.5707963267949) translate (6.862cm 6.461cm)">
          <text:p/>
          <draw:enhanced-geometry svg:viewBox="0 0 21600 21600" draw:mirror-horizontal="true" draw:type="block-arc" draw:modifiers="-179.900222726503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1.235cm" svg:height="1.3cm" draw:transform="rotate (1.5707963267949) translate (6.865cm 5.229cm)">
          <text:p/>
          <draw:enhanced-geometry svg:viewBox="0 0 21600 21600" draw:mirror-horizontal="true" draw:type="block-arc" draw:modifiers="-179.900222726503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1.236cm" svg:height="1.301cm" draw:transform="rotate (1.5707963267949) translate (6.861cm 3.991cm)">
          <text:p/>
          <draw:enhanced-geometry svg:viewBox="0 0 21600 21600" draw:mirror-horizontal="true" draw:type="block-arc" draw:modifiers="-179.900222726503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g>
          <draw:line draw:style-name="gr4" draw:text-style-name="P2" draw:layer="layout" svg:x1="9.814cm" svg:y1="7.7cm" svg:x2="13.438cm" svg:y2="7.7cm">
            <text:p/>
          </draw:line>
          <draw:line draw:style-name="gr4" draw:text-style-name="P2" draw:layer="layout" svg:x1="9.814cm" svg:y1="2.758cm" svg:x2="13.438cm" svg:y2="2.758cm">
            <text:p/>
          </draw:line>
          <draw:line draw:style-name="gr4" draw:text-style-name="P2" draw:layer="layout" svg:x1="7.524cm" svg:y1="7.7cm" svg:x2="5.6cm" svg:y2="7.7cm">
            <text:p/>
          </draw:line>
          <draw:line draw:style-name="gr4" draw:text-style-name="P2" draw:layer="layout" svg:x1="7.524cm" svg:y1="2.758cm" svg:x2="5.75cm" svg:y2="2.758cm">
            <text:p/>
          </draw:line>
          <draw:custom-shape draw:style-name="gr5" draw:text-style-name="P1" draw:layer="layout" svg:width="0.264cm" svg:height="4.859cm" svg:x="8.585cm" svg:y="2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2.91cm" svg:height="1.012cm" svg:x="7.24cm" svg:y="1.75cm">
            <draw:text-box>
              <text:p>Isolation</text:p>
            </draw:text-box>
          </draw:frame>
          <draw:custom-shape draw:style-name="gr7" draw:text-style-name="P1" draw:layer="layout" svg:width="1.236cm" svg:height="1.302cm" draw:transform="rotate (1.5707963267949) translate (9.171cm 7.7cm)">
            <text:p/>
            <draw:enhanced-geometry svg:viewBox="0 0 21600 21600" draw:type="block-arc" draw:modifiers="-179.900222726503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8" draw:text-style-name="P1" draw:layer="layout" svg:width="1.235cm" svg:height="1.302cm" draw:transform="rotate (1.5707963267949) translate (9.171cm 6.461cm)">
            <text:p/>
            <draw:enhanced-geometry svg:viewBox="0 0 21600 21600" draw:type="block-arc" draw:modifiers="-179.900222726503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" draw:text-style-name="P1" draw:layer="layout" svg:width="1.235cm" svg:height="1.301cm" draw:transform="rotate (1.5707963267949) translate (9.172cm 5.229cm)">
            <text:p/>
            <draw:enhanced-geometry svg:viewBox="0 0 21600 21600" draw:type="block-arc" draw:modifiers="-179.900222726503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" draw:text-style-name="P1" draw:layer="layout" svg:width="1.236cm" svg:height="1.301cm" draw:transform="rotate (1.5707963267949) translate (9.172cm 3.991cm)">
            <text:p/>
            <draw:enhanced-geometry svg:viewBox="0 0 21600 21600" draw:type="block-arc" draw:modifiers="-179.900222726503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style-name="gr9" draw:text-style-name="P4" draw:layer="layout" svg:width="14.4cm" svg:height="7.25cm" svg:x="10.787cm" svg:y="1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65cm" svg:height="6.4cm" svg:x="11.187cm" svg:y="2.135cm">
          <text:p text:style-name="P5">Input</text:p>
          <text:p text:style-name="P5">interface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65cm" svg:height="6.4cm" svg:x="22.082cm" svg:y="2.135cm">
          <text:p text:style-name="P5">Digital</text:p>
          <text:p text:style-name="P5">I/O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295cm" svg:height="2.065cm" svg:x="14.292cm" svg:y="2.135cm">
          <text:p text:style-name="P5">Measurement</text:p>
          <text:p text:style-name="P5">proces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4.295cm" svg:height="2.065cm" svg:x="14.292cm" svg:y="4.635cm">
          <text:p text:style-name="P5">Clock</text:p>
          <text:p text:style-name="P5">manag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4.295cm" svg:height="1.3cm" svg:x="14.292cm" svg:y="7.2cm">
          <text:p text:style-name="P5">Fla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495cm" svg:height="1.215cm" svg:x="19.092cm" svg:y="2.135cm">
          <text:p text:style-name="P5">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495cm" svg:height="1.215cm" svg:x="19.092cm" svg:y="7.299cm">
          <text:p text:style-name="P5">S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495cm" svg:height="1.215cm" svg:x="19.092cm" svg:y="3.835cm">
          <text:p text:style-name="P5">U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495cm" svg:height="1.215cm" svg:x="19.092cm" svg:y="5.563cm">
          <text:p text:style-name="P5">I2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.65cm" svg:height="6.4cm" svg:x="3.887cm" svg:y="2.135cm">
          <text:p text:style-name="P5">Voltage</text:p>
          <text:p text:style-name="P5">and</text:p>
          <text:p text:style-name="P5">current</text:p>
          <text:p text:style-name="P5">sensing</text:p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5.378cm" svg:height="1.012cm" draw:transform="rotate (1.5707963267949) translate (25.338cm 8cm)">
          <draw:text-box>
            <text:p>To host controll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0:40:57.576336890</meta:creation-date>
    <dc:date>2015-10-26T11:55:41.837825765</dc:date>
    <meta:editing-duration>PT18M22S</meta:editing-duration>
    <meta:editing-cycles>4</meta:editing-cycles>
    <meta:generator>LibreOffice/4.4.5.2$Linux_X86_64 LibreOffice_project/40m0$Build-2</meta:generator>
    <meta:document-statistic meta:object-count="27"/>
  </office:meta>
</office:document-meta>
</file>